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8cm" draw:marker-start-width="1.4cm" draw:marker-end="Arrow" draw:marker-end-width="1.5cm" draw:fill="none" draw:textarea-horizontal-align="center" draw:textarea-vertical-align="middle" fo:padding-top="0.525cm" fo:padding-bottom="0.525cm" fo:padding-left="0.65cm" fo:padding-right="0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 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7" draw:text-style-name="P6" draw:layer="layout" svg:width="1.5cm" svg:height="1.5cm" svg:x="13.6cm" svg:y="16.4cm">
          <draw:text-box>
            <text:p text:style-name="P3"><text:span text:style-name="T2">-j</text:span></text:p>
          </draw:text-box>
        </draw:frame>
        <draw:line draw:style-name="gr8" draw:text-style-name="P1" draw:layer="layout" svg:x1="13.5cm" svg:y1="12.5cm" svg:x2="21.5cm" svg:y2="2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7-03T10:29:06.535191401</dc:date>
    <meta:editing-cycles>25</meta:editing-cycles>
    <meta:editing-duration>PT1H20M38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